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text-properties fo:language="nl" fo:country="NL"/>
    </style:style>
    <style:style style:name="P2" style:family="paragraph" style:parent-style-name="Normal">
      <style:text-properties fo:language="nl" fo:country="NL"/>
    </style:style>
    <style:style style:name="P3" style:family="paragraph" style:parent-style-name="Normal">
      <style:paragraph-properties fo:margin-left="-0.035cm" fo:margin-right="-0.035cm">
        <style:tab-stops/>
      </style:paragraph-properties>
      <style:text-properties fo:language="nl" fo:country="NL"/>
    </style:style>
    <style:style style:name="P4" style:family="paragraph" style:parent-style-name="Normal">
      <style:paragraph-properties fo:margin-left="-0.035cm" fo:margin-right="-0.035cm">
        <style:tab-stops/>
      </style:paragraph-properties>
      <style:text-properties fo:language="nl" fo:country="NL" style:font-name-asian="Aptos" style:font-name-complex="Aptos"/>
    </style:style>
    <style:style style:name="P5" style:family="paragraph" style:parent-style-name="Normal">
      <style:paragraph-properties fo:margin-right="-0.035cm"/>
      <style:text-properties fo:language="nl" fo:country="NL"/>
    </style:style>
    <style:style style:name="P6" style:family="paragraph" style:parent-style-name="Normal">
      <style:paragraph-properties fo:margin-left="-0.035cm" fo:margin-right="-0.035cm">
        <style:tab-stops/>
      </style:paragraph-properties>
    </style:style>
    <style:style style:name="P7" style:family="paragraph" style:parent-style-name="Normal">
      <style:paragraph-properties fo:margin-left="-0.035cm" fo:margin-right="-0.035cm">
        <style:tab-stops/>
      </style:paragraph-properties>
      <style:text-properties style:font-name="Aptos" fo:language="nl" fo:country="NL" style:font-name-asian="Aptos" style:font-name-complex="Aptos"/>
    </style:style>
    <style:style style:name="P8" style:family="paragraph" style:parent-style-name="Normal">
      <style:paragraph-properties fo:margin-left="-0.035cm" fo:margin-right="-0.035cm">
        <style:tab-stops/>
      </style:paragraph-properties>
      <style:text-properties style:font-name="Aptos" style:font-name-asian="Aptos" style:font-name-complex="Aptos"/>
    </style:style>
    <style:style style:name="P9" style:family="paragraph" style:parent-style-name="Normal" style:master-page-name="MP0">
      <style:paragraph-properties style:page-number="auto" fo:break-before="page"/>
      <style:text-properties fo:language="nl" fo:country="NL"/>
    </style:style>
    <style:style style:name="T1" style:family="text">
      <style:text-properties fo:language="nl" fo:country="NL"/>
    </style:style>
    <style:style style:name="T2" style:family="text">
      <style:text-properties fo:language="nl" fo:country="NL" style:font-name-asian="Aptos" style:font-name-complex="Aptos"/>
    </style:style>
    <style:style style:name="T3" style:family="text">
      <style:text-properties style:font-name="Aptos" fo:language="nl" fo:country="NL" style:font-name-asian="Aptos" style:font-name-complex="Aptos"/>
    </style:style>
    <style:style style:name="T4" style:family="text">
      <style:text-properties style:font-name="Aptos" style:font-name-asian="Aptos" style:font-name-complex="Apto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msterdam, 6 november 2025</text:p>
      <text:p text:style-name="P2">Geachte mijnheer,mevrouw,</text:p>
      <text:p text:style-name="P6"><text:span text:style-name="Default_20_Paragraph_20_Font"><text:span text:style-name="T2">Mijn naam is Jannes Veuger, derdejaars student software-development aan het Media College Amsterdam (MA). Ik ben een </text:span></text:span><text:span text:style-name="Default_20_Paragraph_20_Font"><text:span text:style-name="T1">gemotiveerde</text:span></text:span><text:span text:style-name="Default_20_Paragraph_20_Font"><text:span text:style-name="T2"> softwareontwikkelaar met een interesse </text:span></text:span><text:span text:style-name="Default_20_Paragraph_20_Font"><text:span text:style-name="T1">in de werking van systemen op laag niveau en in technische complexiteit.</text:span></text:span></text:p>
      <text:p text:style-name="P3"/>
      <text:p text:style-name="P3"/>
      <text:p text:style-name="P3"/>
      <text:p text:style-name="P3">Ik durf te spreken voor een publiek</text:p>
      <text:p text:style-name="P3">Autodidactisch ingesteld</text:p>
      <text:p text:style-name="P3"/>
      <text:p text:style-name="P3">Ik specialiseer mij in <text:s/>C#/Unity <text:s/>en heb de ambitie om meer “low-level” programmeertalen te leren zoals Rust en C++. <text:s/>Ik ben zeer autodidact en kan core-concepten zoals OOP en data/logic separatie overbrengen naar nieuwe omgevingen. Zo kom ik gemakkelijk op snelheid in nieuwe omgevingen en met nieuwe technieken. <text:s/></text:p>
      <text:p text:style-name="P3"/>
      <text:p text:style-name="P3">Dotpeek decompilation </text:p>
      <text:p text:style-name="P3"/>
      <text:p text:style-name="P3">Ik kan comfortabel groepen aanspreken en heb ervaring <text:s/>met het representeren op publieke evenementen, zo ben ik aanwezig bij de meerderheid van de open dagen van MA en heb ik in de leerlingenraad gezeten tijdens mijn tijd op mijn middelbare school. In de toekomst <text:s/>wil ik meer ervaring opdoen in project leiderschap en talks kunnen houden.</text:p>
      <text:p text:style-name="P2"/>
      <text:p text:style-name="P2"/>
      <text:p text:style-name="P2">Tijdens mijn scrol sessies op LinkedIn voor mijn zoektocht voor stageplekken kwam ik jullie advertentie “Open sollicitatie stageplaats” tegen. Chipsoft is een grote speler in de gezondheidssector en het werk dat hier wordt verricht is van grote sociale impact</text:p>
      <text:p text:style-name="P1"/>
      <text:p text:style-name="P2"/>
      <text:p text:style-name="P2">Bij Chipsoft ben ik al zoekend op internet terechtgekomen. .Werken voor een organisatie in de gezondheidssector vind ik een nuttige tijdsbesteding </text:p>
      <text:p text:style-name="P1"/>
      <text:p text:style-name="P1"/>
      <text:p text:style-name="P2">Amsterdam, 6 november 2025</text:p>
      <text:p text:style-name="P2">Geachte mijnheer,mevrouw,</text:p>
      <text:p text:style-name="P4"/>
      <text:p text:style-name="P4">Kan Chipsoft <text:s/>mij van februari tot juni 2026 helpen aan een stageplaats?</text:p>
      <text:p text:style-name="P4"/>
      <text:p text:style-name="P6"><text:span text:style-name="Default_20_Paragraph_20_Font"><text:span text:style-name="T2">Mijn naam is Jannes Veuger, derdejaars student software-development aan het Media College Amsterdam (MA). Ik ben een zeer </text:span></text:span><text:span text:style-name="Default_20_Paragraph_20_Font"><text:span text:style-name="T1">gemotiveerde</text:span></text:span><text:span text:style-name="Default_20_Paragraph_20_Font"><text:span text:style-name="T2"> student met een interesse </text:span></text:span><text:span text:style-name="Default_20_Paragraph_20_Font"><text:span text:style-name="T1">in de werking van systemen op laag niveau en in technische complexiteit.</text:span></text:span></text:p>
      <text:p text:style-name="P5">Ik specialiseer mij in <text:s/>C#/Unity <text:s/>en heb de ambitie om meer “low-level” programmeertalen te leren zoals Rust en C++. <text:s/>Ik ben zeer autodidact en kan core-concepten zoals OOP en data/logic separatie overbrengen naar nieuwe omgevingen. Zo kom ik gemakkelijk op snelheid in nieuwe omgevingen en met nieuwe technieken. <text:s/></text:p>
      <text:p text:style-name="P2">Tijdens de opleiding op het MA heb ik tot nu toe gewerkt met C#, Javascript, Git, Trello/scrum, Unity, <text:s/>Unreal Engine 5, <text:s/>JB Rider, Webstorm, Dotpeek, Neovim, Svelte, Blender (scripting). De projecten die we op school gedraaid hebben, hadden o.a. betrekking op de Open Torendag van de gemeente Amsterdam, waarbij onze groep een VR-omgeving van de Zuidas heeft geprogrammeerd.</text:p>
      <text:p text:style-name="P3">Op de lange termijn wil ook meer leren over projectleiderschap en over het houden van een voordracht. Ik durf te spreken voor publiek. Op open dagen heb ik mij altijd als student laten zien om anderen enthousiast te maken voor het MA. Op de middelbare school zat ik in de leerlingenraad.</text:p>
      <text:p text:style-name="P2">Bij Chipsoft ben ik al zoekend op internet terechtgekomen. Werken voor een organisatie in de gezondheidssector vind ik een nuttige tijdsbesteding. </text:p>
      <text:p text:style-name="P7"/>
      <text:p text:style-name="P7">Ik hoop met deze brief uitgenodigd te worden voor een sollicitatiegesprek, waarin ik een en ander verder kan toelichten. Ik kijk uit naar uw reactie,</text:p>
      <text:p text:style-name="P7">Met vriendelijke groeten,</text:p>
      <text:p text:style-name="P7">Jannes Veuger</text:p>
      <text:p text:style-name="P6"><text:a xlink:type="simple" xlink:href="mailto:jannesveuger@xs4all.nl" office:target-frame-name="_top" xlink:show="replace" text:style-name="Internet_20_link" text:visited-style-name="Visited_20_Internet_20_Link"><text:span text:style-name="Hyperlink"><text:span text:style-name="T3">jannesveuger@xs4all.nl</text:span></text:span></text:a></text:p>
      <text:p text:style-name="P8">06 4481 6686 </text:p>
      <text:p text:style-name="P6"><text:span text:style-name="Default_20_Paragraph_20_Font"><text:span text:style-name="T4">Bijlage: curr</text:span></text:span>iculum vitae</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fo:background-color="transparent" style:font-name-asian="Aptos"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dc:title/>
    <dc:description/>
    <dc:subject/>
    <meta:initial-creator>Jannes Veuger</meta:initial-creator>
    <dc:creator>Jannes Veuger</dc:creator>
    <meta:creation-date>2025-11-06T19:37:00Z</meta:creation-date>
    <dc:date>2025-11-10T10:27:00Z</dc:date>
    <meta:editing-cycles>1</meta:editing-cycles>
    <meta:editing-duration>PT8460S</meta:editing-duration>
    <meta:document-statistic meta:table-count="0" meta:image-count="0" meta:object-count="0" meta:page-count="4" meta:paragraph-count="24" meta:word-count="483" meta:character-count="3160" meta:non-whitespace-character-count="2682"/>
    <meta:template xlink:type="simple" xlink:actuate="onRequest" xlink:title="" xlink:href="Normal.dotm"/>
  </office:meta>
</office:document-meta>
</file>